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use-window-font-color="true" style:font-name="Times New Roman" fo:font-size="12pt" style:font-name-asian="Georgia" style:font-size-asian="12pt" style:font-name-complex="Georgia" style:font-size-complex="12pt"/>
    </style:style>
    <style:style style:name="T2" style:family="text">
      <style:text-properties style:use-window-font-color="true" style:font-name="Times New Roman" fo:font-size="12pt" fo:font-style="italic" style:font-name-asian="Georgia" style:font-size-asian="12pt" style:font-style-asian="italic" style:font-name-complex="Georgia" style:font-size-complex="12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ovani Gracioli</text:p>
      <text:p text:style-name="P2"/>
      <text:p text:style-name="P2">Giovani Gracioli possui mestrado (2009) em Ciência da Computação pela Universidade Federal de Santa Catarina (UFSC) e bacharelado (2007) em Ciência da Computação pela Universidade Federal de Santa Maria (UFSM). Atualmente é doutorando em Engenharia de Automação e Sistemas, <text:span text:style-name="T1">também na UFSC, e coordena a equipe de sistemas operacionais do Laboratório de Integração Software/Hardware (LISHA) da UFSC. Tem experiência em sistemas operacionais, escalonamento multicore tempo-real e redes de sensores sem fio.</text:span></text:p>
      <text:p text:style-name="P2"><text:span text:style-name="T1"/></text:p>
      <text:p text:style-name="P1">Resumo da Palestra: Application-Driven Embbeded System Design (ADESD)</text:p>
      <text:p text:style-name="P2"/>
      <text:p text:style-name="P2"><text:span text:style-name="T1">O método de projeto de sistemas embarcados dirigidos pela aplicação (</text:span><text:span text:style-name="T2">Application-Driven Embbeded System Design</text:span><text:span text:style-name="T1"> – ADESD) propõe uma estratégia para sistematicamente construir sistemas operacionais como componentes de software/hardware adaptáveis. O método parte do princípio que todos os requisitos para a construção de um sistema embarcado são extraídos da aplicação. Deste modo, é possível criar um sistema embarcado customizado de acordo com as necessidades específicas de cada aplicação. Esta palestra apresenta os principais conceitos relacionados com ADESD e um estudo de caso demonstrando a sua utilidade.</text:span></text:p>
      <text:p text:style-name="P2"/>
      <text:p text:style-name="P1">Resumo do Mini-curso: Construindo sistemas embarcados com o OpenEPOS</text:p>
      <text:p text:style-name="P2"/>
      <text:p text:style-name="P2">O projeto e a implementação de sistemas embarcados atualmente apresentam enormes desafios. As aplicações embarcados estão se tornando cada vez mais complexas conforme o avanço da indústria de semi-condutores, que tornou possível o uso de recursos computacionais que antes só eram encontrados em sistemas de computação de propósito geral. Se por um lado as aplicações estão mais complexas, do outro ainda existe a pressão do mercado para a entrega do produto de forma rápida. Neste contexto, a utilização de um sistema operacional embarcado e baseado em componentes ajuda na aceleração do projeto e desenvolvimento de aplicações embarcadas, bem como na reutilização dos componentes, tanto de hardware como de software.</text:p>
      <text:p text:style-name="P2"/>
      <text:p text:style-name="P2">Neste mini-curso será abordada a construção de sistemas embarcados sob a perspectiva do OpenEPOS. O mini-curso será dividido em duas partes: uma teórica e outra prática. A parte teórica apresentará os principais conceitos relacionados com o OpenEPOS. A parte prática focará em exercícios onde serão implementadas aplicações utilizando o sistema operacional. As atividades práticas cobrirão o desenvolvimento de aplicações multi-thread, uso da infra-estrutura de mediadores de hardware e da pilha de comunicação, incluindo TCP, UDP e IP.</text:p>
      <text:p text:style-name="P2"/>
      <text:p text:style-name="P2">Para maiores informações e pré-requisitos para o acompanhamento do mini-curso consulte <text:a xlink:type="simple" xlink:href="http://epos.lisha.ufsc.br/">http://epos.lisha.ufsc.br/</text:a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9T11:42:36</meta:creation-date>
    <dc:date>2011-08-29T12:09:11</dc:date>
    <meta:editing-duration>PT00H26M38S</meta:editing-duration>
    <meta:editing-cycles>6</meta:editing-cycles>
    <meta:generator>OpenOffice.org/3.2$Unix OpenOffice.org_project/320m12$Build-9483</meta:generator>
    <meta:document-statistic meta:table-count="0" meta:image-count="0" meta:object-count="0" meta:page-count="1" meta:paragraph-count="8" meta:word-count="373" meta:character-count="2635"/>
  </office:meta>
</office:document-meta>
</file>